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ecc9c" officeooo:paragraph-rsid="001ecc9c"/>
    </style:style>
    <style:style style:name="P2" style:family="paragraph" style:parent-style-name="Standard">
      <style:text-properties officeooo:rsid="001f78fd" officeooo:paragraph-rsid="001f78fd"/>
    </style:style>
    <style:style style:name="P3" style:family="paragraph" style:parent-style-name="Standard">
      <style:text-properties officeooo:rsid="00207823" officeooo:paragraph-rsid="00207823"/>
    </style:style>
    <style:style style:name="T1" style:family="text">
      <style:text-properties officeooo:rsid="001f78fd"/>
    </style:style>
    <style:style style:name="T2" style:family="text">
      <style:text-properties officeooo:rsid="0020782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What is the difference between work groups and work teams? What are the components of each? Describe at least three concepts of work groups and/or work teams.</text:p>
      <text:p text:style-name="Standard"/>
      <text:p text:style-name="P1">Work group: collection of 2 or more people who interact with one another and share some interrelated task goals</text:p>
      <text:p text:style-name="P1"/>
      <text:p text:style-name="P1"/>
      <text:p text:style-name="P1">Work Team: Type of work group that has 3 properties</text:p>
      <text:p text:style-name="P1"><text:tab/>The actinos of individuals must be interdependent and coordinated</text:p>
      <text:p text:style-name="P1"><text:tab/>Each member must have a particular, specified role</text:p>
      <text:p text:style-name="P1"><text:tab/>There must be common task goals and objectives</text:p>
      <text:p text:style-name="P1"/>
      <text:p text:style-name="P1">Work groups and work teams are both a collections of people in which the people in that collection interact with one another and have <text:span text:style-name="T1">individual</text:span> goals that are in some way interrelated with one another. <text:s/>A work team is a specific type of work group that has additional features beyond individuals interacting with one another towards some interrelated goal; in a work team each individual in the group must have coordinated actions independent than those of the other members of the team. <text:s/>The actions of each team member are defined by the particular role <text:span text:style-name="T1">for</text:span> that individual, <text:span text:style-name="T1">additionally these individual roles work together towards a set of common task goals and objectives. <text:s/>The text puts the distinction between work groups and work teams best when it says: “All teams are goups, but not all groups are teams” (Spector 2017). <text:s/>Because of this, any component true for a work group, will also be true for a work team.</text:span></text:p>
      <text:p text:style-name="P1"/>
      <text:p text:style-name="P2">Roles are an important component of both groups and teams. <text:s/>Roles imply that every member of the group has a set of responsibilities that can be distinct from the responsibilities of other members of the group. <text:s/>These roles can either be formally or informally defined; having a particular job title <text:span text:style-name="T2">or job description for a particular individual </text:span>may explictly define the Formal role of an employee <text:span text:style-name="T2">while a role that an employye has to pick up for some reason would be an implicitly defined role.</text:span></text:p>
      <text:p text:style-name="P2"/>
      <text:p text:style-name="P3">Healty functions of a group may not always be working towards accomplishing organizational objectives. <text:s/>Social activities, meetings and conflict resolution are functions that are good, and essential, for the functionality of a group but do not work towards the objectives the group has set out to accomplish. <text:s/>Functions of this sort that do not directly relate to the acomplishment of tasks of production are known as process loss and are a component of both groups and teams.</text:p>
      <text:p text:style-name="P3"/>
      <text:p text:style-name="P3">For a team, the commitment of an individual member is extremley important towards the accomplishment of team goals. <text:s/>Team commitment is defined not only by the individual’s attraction to the group but also by the “acceptance of team goals and willingness to work hard for the team” (Spector 201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4T21:29:37.712256812</meta:creation-date>
    <dc:date>2019-04-14T21:56:49.211987845</dc:date>
    <meta:editing-duration>PT6M51S</meta:editing-duration>
    <meta:editing-cycles>1</meta:editing-cycles>
    <meta:document-statistic meta:table-count="0" meta:image-count="0" meta:object-count="0" meta:page-count="1" meta:paragraph-count="10" meta:word-count="449" meta:character-count="2674" meta:non-whitespace-character-count="2223"/>
    <meta:generator>LibreOffice/6.2.2.2$Linux_X86_64 LibreOffice_project/20$Build-2</meta:generator>
  </office:meta>
</office:document-meta>
</file>